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276cm" draw:marker-end-width="0.27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000000" draw:fill="solid" draw:fill-color="#000000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623cm" fo:min-width="3.562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534cm" fo:min-width="1.213cm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276cm" draw:marker-end-width="0.276cm" draw:fill="solid" draw:fill-color="#ffffff" draw:textarea-vertical-align="top" fo:padding-top="0.152cm" fo:padding-bottom="0.152cm" fo:padding-left="0.152cm" fo:padding-right="0.152cm"/>
    </style:style>
    <style:style style:name="gr6" style:family="graphic" style:parent-style-name="standard">
      <style:graphic-properties svg:stroke-width="0.025cm" svg:stroke-color="#000000" draw:marker-start-width="0.161cm" draw:marker-end-width="0.161cm" draw:fill="none" draw:fill-color="#ffffff" draw:textarea-vertical-align="top" fo:padding-top="0.137cm" fo:padding-bottom="0.137cm" fo:padding-left="0.127cm" fo:padding-right="0.127cm"/>
    </style:style>
    <style:style style:name="gr7" style:family="graphic" style:parent-style-name="standard">
      <style:graphic-properties svg:stroke-width="0.102cm" svg:stroke-color="#000000" draw:marker-start-width="0.276cm" draw:marker-end-width="0.276cm" draw:fill="solid" draw:fill-color="#000000" draw:textarea-horizontal-align="center" draw:textarea-vertical-align="top" fo:padding-top="0.175cm" fo:padding-bottom="0.175cm" fo:padding-left="0.3cm" fo:padding-right="0.3cm"/>
    </style:style>
    <style:style style:name="gr8" style:family="graphic" style:parent-style-name="standard">
      <style:graphic-properties svg:stroke-width="0.025cm" svg:stroke-color="#000000" draw:marker-start-width="0.161cm" draw:marker-end-width="0.161cm" draw:fill="solid" draw:fill-color="#ffffff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fill="solid" draw:fill-color="#ffffff" draw:textarea-vertical-align="middle" fo:padding-top="0.136cm" fo:padding-bottom="0.136cm" fo:padding-left="0.261cm" fo:padding-right="0.261cm"/>
    </style:style>
    <style:style style:name="gr10" style:family="graphic" style:parent-style-name="standard">
      <style:graphic-properties svg:stroke-width="0.025cm" svg:stroke-color="#000000" draw:marker-start-width="0.161cm" draw:marker-end-width="0.161cm" draw:fill="solid" draw:fill-color="#ffffff" draw:textarea-vertical-align="middle" fo:padding-top="0.136cm" fo:padding-bottom="0.136cm" fo:padding-left="0.261cm" fo:padding-right="0.261cm"/>
    </style:style>
    <style:style style:name="gr11" style:family="graphic" style:parent-style-name="standard">
      <style:graphic-properties svg:stroke-width="0.025cm" svg:stroke-color="#000000" draw:marker-start-width="0.161cm" draw:marker-end-width="0.161cm" draw:fill="solid" draw:fill-color="#ffffff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fill="solid" draw:fill-color="#000000" draw:textarea-vertical-align="middle" fo:padding-top="0.136cm" fo:padding-bottom="0.136cm" fo:padding-left="0.261cm" fo:padding-right="0.261cm"/>
    </style:style>
    <style:style style:name="gr1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.066cm" fo:min-width="0.70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.066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25cm" svg:stroke-color="#000000" draw:marker-start-width="0.161cm" draw:marker-end-width="0.161cm" draw:fill="solid" draw:fill-color="#000000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161cm" draw:marker-end-width="0.161cm" draw:fill="solid" draw:fill-color="#000000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000000" draw:textarea-vertical-align="middle" fo:padding-top="0.15cm" fo:padding-bottom="0.15cm" fo:padding-left="0.152cm" fo:padding-right="0.152cm"/>
    </style:style>
    <style:style style:name="gr18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2cm" draw:marker-end-width="0.2cm" draw:fill="solid" draw:fill-color="#000000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12cm" fo:min-width="0.523cm"/>
    </style:style>
    <style:style style:name="gr21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22" style:family="graphic" style:parent-style-name="standard">
      <style:graphic-properties svg:stroke-width="0cm" svg:stroke-color="#000000" draw:marker-start-width="0.2cm" draw:marker-end-width="0.2cm" draw:fill="none" draw:fill-color="#000000" draw:textarea-vertical-align="middle" fo:padding-top="0.125cm" fo:padding-bottom="0.125cm" fo:padding-left="0.127cm" fo:padding-right="0.127cm"/>
    </style:style>
    <style:style style:name="gr23" style:family="graphic" style:parent-style-name="standard">
      <style:graphic-properties svg:stroke-width="0cm" svg:stroke-color="#000000" draw:marker-start-width="0.2cm" draw:marker-end-width="0.2cm" draw:fill="none" draw:fill-color="#000000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svg:stroke-color="#000000" draw:fill="solid" draw:fill-color="#000000" draw:textarea-vertical-align="middle" fo:padding-left="0.127cm" fo:padding-right="0.127cm"/>
    </style:style>
    <style:style style:name="gr25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26" style:family="graphic" style:parent-style-name="standard">
      <style:graphic-properties svg:stroke-color="#000000" draw:fill="solid" draw:fill-color="#000000" draw:textarea-vertical-align="middle"/>
    </style:style>
    <style:style style:name="gr27" style:family="graphic" style:parent-style-name="standard">
      <style:graphic-properties svg:stroke-color="#000000" draw:fill="none" draw:fill-color="#000000" draw:textarea-vertical-align="middle" fo:padding-left="0.127cm" fo:padding-right="0.127cm"/>
    </style:style>
    <style:style style:name="gr28" style:family="graphic" style:parent-style-name="standard">
      <style:graphic-properties svg:stroke-color="#000000" draw:fill="none" draw:fill-color="#000000" draw:textarea-horizontal-align="center" draw:textarea-vertical-align="middle"/>
    </style:style>
    <style:style style:name="gr29" style:family="graphic" style:parent-style-name="standard">
      <style:graphic-properties svg:stroke-color="#000000" draw:fill="none" draw:fill-color="#000000" draw:textarea-vertical-align="middle"/>
    </style:style>
    <style:style style:name="gr30" style:family="graphic" style:parent-style-name="standard">
      <style:graphic-properties svg:stroke-width="0.051cm" svg:stroke-color="#000000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cm" svg:stroke-color="#000000" draw:marker-start-width="0.2cm" draw:marker-end-width="0.2cm" draw:fill="none" draw:fill-color="#000000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svg:stroke-width="0cm" svg:stroke-color="#000000" draw:marker-start-width="0.2cm" draw:marker-end-width="0.2cm" draw:fill="none" draw:fill-color="#000000" draw:textarea-horizontal-align="center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svg:stroke-width="0.102cm" svg:stroke-color="#000000" draw:marker-start-width="0.276cm" draw:marker-end-width="0.276cm" draw:fill="none" draw:textarea-horizontal-align="right" draw:textarea-vertical-align="bottom" fo:padding-top="0.175cm" fo:padding-bottom="0.175cm" fo:padding-left="0.3cm" fo:padding-right="0.3cm"/>
    </style:style>
    <style:style style:name="gr35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svg:stroke-width="0.102cm" svg:stroke-color="#000000" draw:marker-start-width="0.276cm" draw:marker-end-width="0.276cm" draw:fill="none" draw:textarea-horizontal-align="center" draw:textarea-vertical-align="botto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Franklin Gothic Medium'" style:font-family-generic="swiss" style:font-pitch="variable"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Franklin Gothic Medium'" style:font-family-generic="swiss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color="#ffffff" fo:font-family="'Franklin Gothic Medium'" style:font-family-generic="swiss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font-family="'Franklin Gothic Medium'" style:font-family-generic="swiss" style:font-pitch="variable" fo:font-size="12pt" style:font-size-asian="12pt" style:font-size-complex="12pt"/>
    </style:style>
    <style:style style:name="P7" style:family="paragraph">
      <style:paragraph-properties fo:text-align="center"/>
      <style:text-properties style:use-window-font-color="true" fo:font-family="'Franklin Gothic Medium'" style:font-family-generic="swiss" style:font-pitch="variable" fo:font-size="10pt" style:font-size-asian="10pt" style:font-size-complex="10pt"/>
    </style:style>
    <style:style style:name="P8" style:family="paragraph">
      <style:paragraph-properties fo:text-align="center"/>
      <style:text-properties fo:color="#ffffff" fo:font-family="'Franklin Gothic Medium'" style:font-family-generic="swiss" style:font-pitch="variable" fo:font-size="10pt" style:font-size-asian="10pt" style:font-size-complex="10pt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color="#ffffff" fo:font-family="'Franklin Gothic Medium'" style:font-family-generic="swiss" style:font-pitch="variable" fo:font-size="12pt" style:font-size-asian="12pt" style:font-size-complex="12pt"/>
    </style:style>
    <style:style style:name="P12" style:family="paragraph">
      <style:paragraph-properties fo:text-align="center"/>
      <style:text-properties fo:color="#ffffff" fo:font-family="'Franklin Gothic Medium'" style:font-family-generic="swiss" style:font-pitch="variable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color="#ffffff" fo:font-family="'Franklin Gothic Medium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color="#ffffff" fo:font-family="'Franklin Gothic Medium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  <style:text-properties fo:color="#ffffff" fo:font-family="'Franklin Gothic Medium'" style:font-family-generic="swiss" style:font-pitch="variable" fo:font-size="10pt" fo:font-weight="normal" style:font-size-asian="10pt" style:font-weight-asian="bold" style:font-size-complex="10pt" style:font-weight-complex="bold"/>
    </style:style>
    <style:style style:name="P16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/>
      <style:text-properties fo:color="#b2b2b2" fo:font-size="8pt" style:font-size-asian="8pt" style:font-size-complex="8pt"/>
    </style:style>
    <style:style style:name="P18" style:family="paragraph">
      <style:paragraph-properties fo:text-align="center"/>
      <style:text-properties style:use-window-font-color="true" fo:font-family="'Franklin Gothic Medium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ffff" fo:font-family="'Franklin Gothic Medium'" style:font-family-generic="swiss" style:font-pitch="variable" fo:font-size="14pt" style:font-size-asian="14pt" style:font-size-complex="14pt"/>
    </style:style>
    <style:style style:name="T2" style:family="text">
      <style:text-properties fo:font-family="'Franklin Gothic Medium'" style:font-family-generic="swiss" style:font-pitch="variable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'Franklin Gothic Medium'" style:font-family-generic="swiss" style:font-pitch="variable" fo:font-size="10pt" style:font-size-asian="10pt" style:font-size-complex="10pt"/>
    </style:style>
    <style:style style:name="T5" style:family="text">
      <style:text-properties fo:color="#ffffff" fo:font-family="'Franklin Gothic Medium'" style:font-family-generic="swiss" style:font-pitch="variable" fo:font-size="12pt" style:font-size-asian="12pt" style:font-size-complex="12pt"/>
    </style:style>
    <style:style style:name="T6" style:family="text">
      <style:text-properties style:use-window-font-color="true" fo:font-family="'Franklin Gothic Medium'" style:font-family-generic="swiss" style:font-pitch="variable" fo:font-size="10pt" style:font-size-asian="10pt" style:font-size-complex="10pt"/>
    </style:style>
    <style:style style:name="T7" style:family="text">
      <style:text-properties fo:color="#ffffff" fo:font-family="'Franklin Gothic Medium'" style:font-family-generic="swiss" style:font-pitch="variable" fo:font-size="10pt" style:font-size-asian="10pt" style:font-size-complex="10pt"/>
    </style:style>
    <style:style style:name="T8" style:family="text">
      <style:text-properties fo:color="#ffffff" fo:font-family="'Franklin Gothic Medium'" style:font-family-generic="swiss" style:font-pitch="variable" fo:font-size="6pt" style:font-size-asian="6pt" style:font-size-complex="6pt"/>
    </style:style>
    <style:style style:name="T9" style:family="text">
      <style:text-properties fo:color="#ffffff" fo:font-family="'Franklin Gothic Medium'" style:font-family-generic="swiss" style:font-pitch="variable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ffffff" fo:font-family="'Franklin Gothic Medium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b2b2b2" fo:font-size="8pt" style:font-size-asian="8pt" style:font-size-complex="8pt"/>
    </style:style>
    <style:style style:name="T13" style:family="text">
      <style:text-properties style:use-window-font-color="true" fo:font-family="'Franklin Gothic Medium'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9.655cm" svg:height="11.303cm" svg:x="0.997cm" svg:y="1cm">
              <text:p/>
            </draw:rect>
            <draw:rect draw:style-name="gr2" draw:text-style-name="P1" draw:layer="layout" svg:width="9.655cm" svg:height="0.889cm" svg:x="0.997cm" svg:y="10.237cm">
              <text:p/>
            </draw:rect>
            <draw:frame draw:style-name="gr3" draw:text-style-name="P2" draw:layer="layout" svg:width="4.112cm" svg:height="0.923cm" svg:x="3.844cm" svg:y="10.237cm">
              <draw:text-box>
                <text:p><text:span text:style-name="T1">Character Profile</text:span></text:p>
              </draw:text-box>
            </draw:frame>
          </draw:g>
          <draw:frame draw:style-name="gr4" draw:text-style-name="P3" draw:layer="layout" svg:width="1.763cm" svg:height="0.834cm" svg:x="0.873cm" svg:y="11.088cm">
            <draw:text-box>
              <text:p><text:span text:style-name="T2">Name</text:span><text:span text:style-name="T3">:</text:span></text:p>
            </draw:text-box>
          </draw:frame>
        </draw:g>
        <draw:rect draw:style-name="gr5" draw:text-style-name="P4" draw:layer="layout" svg:width="9.684cm" svg:height="1.27cm" svg:x="10.906cm" svg:y="1cm">
          <text:p text:style-name="P1"><text:span text:style-name="T4">Profession/Template</text:span></text:p>
        </draw:rect>
        <draw:rect draw:style-name="gr6" draw:text-style-name="P4" draw:layer="layout" svg:width="2.318cm" svg:height="1.27cm" svg:x="18.272cm" svg:y="1cm">
          <text:p text:style-name="P1"><text:span text:style-name="T4">Age</text:span></text:p>
        </draw:rect>
        <draw:g>
          <draw:rect draw:style-name="gr7" draw:text-style-name="P5" draw:layer="layout" svg:width="9.697cm" svg:height="9.769cm" svg:x="10.893cm" svg:y="2.524cm">
            <text:p text:style-name="P1"><text:span text:style-name="T5">Character Attributes</text:span></text:p>
          </draw:rect>
          <draw:rect draw:style-name="gr8" draw:text-style-name="P6" draw:layer="layout" svg:width="4.697cm" svg:height="0.635cm" svg:x="11.162cm" svg:y="8.74cm">
            <text:p text:style-name="P1"><text:span text:style-name="T4">Edge:</text:span></text:p>
          </draw:rect>
          <draw:g>
            <draw:rect draw:style-name="gr9" draw:text-style-name="P7" draw:layer="layout" svg:width="4.697cm" svg:height="0.762cm" svg:x="11.162cm" svg:y="3.412cm">
              <text:p text:style-name="P1"><text:span text:style-name="T6">Body Type (BOD)</text:span></text:p>
            </draw:rect>
            <draw:rect draw:style-name="gr10" draw:text-style-name="P4" draw:layer="layout" svg:width="1.158cm" svg:height="0.762cm" svg:x="14.701cm" svg:y="3.412cm">
              <text:p/>
            </draw:rect>
          </draw:g>
          <draw:g>
            <draw:rect draw:style-name="gr9" draw:text-style-name="P7" draw:layer="layout" svg:width="4.697cm" svg:height="0.761cm" svg:x="11.162cm" svg:y="4.174cm">
              <text:p text:style-name="P1"><text:span text:style-name="T6">Cool (COOL)</text:span></text:p>
            </draw:rect>
            <draw:rect draw:style-name="gr10" draw:text-style-name="P4" draw:layer="layout" svg:width="1.158cm" svg:height="0.761cm" svg:x="14.701cm" svg:y="4.174cm">
              <text:p/>
            </draw:rect>
          </draw:g>
          <draw:g>
            <draw:rect draw:style-name="gr9" draw:text-style-name="P7" draw:layer="layout" svg:width="4.697cm" svg:height="0.761cm" svg:x="11.162cm" svg:y="4.935cm">
              <text:p text:style-name="P1"><text:span text:style-name="T6">Empathy (EMP)</text:span></text:p>
            </draw:rect>
            <draw:rect draw:style-name="gr10" draw:text-style-name="P4" draw:layer="layout" svg:width="1.158cm" svg:height="0.761cm" svg:x="14.701cm" svg:y="4.935cm">
              <text:p/>
            </draw:rect>
          </draw:g>
          <draw:g>
            <draw:rect draw:style-name="gr9" draw:text-style-name="P7" draw:layer="layout" svg:width="4.697cm" svg:height="0.761cm" svg:x="11.162cm" svg:y="5.696cm">
              <text:p text:style-name="P1"><text:span text:style-name="T6">Intelligence (INT)</text:span></text:p>
            </draw:rect>
            <draw:rect draw:style-name="gr10" draw:text-style-name="P4" draw:layer="layout" svg:width="1.158cm" svg:height="0.761cm" svg:x="14.701cm" svg:y="5.696cm">
              <text:p/>
            </draw:rect>
          </draw:g>
          <draw:g>
            <draw:rect draw:style-name="gr9" draw:text-style-name="P7" draw:layer="layout" svg:width="4.697cm" svg:height="0.762cm" svg:x="11.162cm" svg:y="6.457cm">
              <text:p text:style-name="P1"><text:span text:style-name="T6">Reflexes (REF)</text:span></text:p>
            </draw:rect>
            <draw:rect draw:style-name="gr10" draw:text-style-name="P4" draw:layer="layout" svg:width="1.158cm" svg:height="0.762cm" svg:x="14.701cm" svg:y="6.457cm">
              <text:p/>
            </draw:rect>
          </draw:g>
          <draw:g>
            <draw:rect draw:style-name="gr9" draw:text-style-name="P7" draw:layer="layout" svg:width="4.697cm" svg:height="0.761cm" svg:x="11.162cm" svg:y="7.219cm">
              <text:p text:style-name="P1"><text:span text:style-name="T6">Speed (SPD)</text:span></text:p>
            </draw:rect>
            <draw:rect draw:style-name="gr10" draw:text-style-name="P4" draw:layer="layout" svg:width="1.158cm" svg:height="0.761cm" svg:x="14.701cm" svg:y="7.219cm">
              <text:p/>
            </draw:rect>
          </draw:g>
          <draw:g>
            <draw:rect draw:style-name="gr9" draw:text-style-name="P7" draw:layer="layout" svg:width="4.697cm" svg:height="0.76cm" svg:x="11.162cm" svg:y="7.98cm">
              <text:p text:style-name="P1"><text:span text:style-name="T6">Luck (LUCK)</text:span></text:p>
            </draw:rect>
            <draw:rect draw:style-name="gr10" draw:text-style-name="P4" draw:layer="layout" svg:width="1.158cm" svg:height="0.76cm" svg:x="14.701cm" svg:y="7.98cm">
              <text:p/>
            </draw:rect>
          </draw:g>
          <draw:rect draw:style-name="gr11" draw:text-style-name="P5" draw:layer="layout" svg:width="8.454cm" svg:height="0.825cm" svg:x="11.967cm" svg:y="11.342cm">
            <text:p/>
          </draw:rect>
          <draw:rect draw:style-name="gr12" draw:text-style-name="P8" draw:layer="layout" svg:width="4.429cm" svg:height="0.762cm" svg:x="15.992cm" svg:y="3.412cm">
            <text:p text:style-name="P1"><text:span text:style-name="T7">Lift (kg)</text:span></text:p>
          </draw:rect>
          <draw:rect draw:style-name="gr10" draw:text-style-name="P4" draw:layer="layout" svg:width="1.09cm" svg:height="0.762cm" svg:x="19.331cm" svg:y="3.412cm">
            <text:p/>
          </draw:rect>
          <draw:rect draw:style-name="gr12" draw:text-style-name="P8" draw:layer="layout" svg:width="4.429cm" svg:height="0.761cm" svg:x="15.992cm" svg:y="4.174cm">
            <text:p text:style-name="P1"><text:span text:style-name="T7">Throw (m)</text:span></text:p>
          </draw:rect>
          <draw:rect draw:style-name="gr10" draw:text-style-name="P4" draw:layer="layout" svg:width="1.09cm" svg:height="0.761cm" svg:x="19.331cm" svg:y="4.174cm">
            <text:p/>
          </draw:rect>
          <draw:rect draw:style-name="gr12" draw:text-style-name="P8" draw:layer="layout" svg:width="4.429cm" svg:height="0.761cm" svg:x="15.992cm" svg:y="4.935cm">
            <text:p text:style-name="P1"><text:span text:style-name="T7">DMG</text:span></text:p>
          </draw:rect>
          <draw:rect draw:style-name="gr10" draw:text-style-name="P4" draw:layer="layout" svg:width="1.09cm" svg:height="0.761cm" svg:x="19.331cm" svg:y="4.935cm">
            <text:p/>
          </draw:rect>
          <draw:rect draw:style-name="gr12" draw:text-style-name="P8" draw:layer="layout" svg:width="4.429cm" svg:height="0.761cm" svg:x="15.992cm" svg:y="5.696cm">
            <text:p text:style-name="P9"><text:span text:style-name="T7">EV</text:span></text:p>
          </draw:rect>
          <draw:rect draw:style-name="gr10" draw:text-style-name="P4" draw:layer="layout" svg:width="1.09cm" svg:height="0.761cm" svg:x="19.331cm" svg:y="5.696cm">
            <text:p/>
          </draw:rect>
          <draw:rect draw:style-name="gr12" draw:text-style-name="P8" draw:layer="layout" svg:width="4.429cm" svg:height="0.762cm" svg:x="15.992cm" svg:y="6.457cm">
            <text:p text:style-name="P1"><text:span text:style-name="T7">Stun/Shock</text:span><text:span text:style-name="T8"> </text:span></text:p>
          </draw:rect>
          <draw:rect draw:style-name="gr10" draw:text-style-name="P4" draw:layer="layout" svg:width="1.09cm" svg:height="0.762cm" svg:x="19.331cm" svg:y="6.457cm">
            <text:p/>
          </draw:rect>
          <draw:rect draw:style-name="gr12" draw:text-style-name="P8" draw:layer="layout" svg:width="4.429cm" svg:height="0.76cm" svg:x="15.992cm" svg:y="7.98cm">
            <text:p text:style-name="P1"><text:span text:style-name="T7">Run (m)</text:span><text:span text:style-name="T8"> Walk x 3</text:span></text:p>
          </draw:rect>
          <draw:rect draw:style-name="gr10" draw:text-style-name="P4" draw:layer="layout" svg:width="1.09cm" svg:height="0.76cm" svg:x="19.331cm" svg:y="7.98cm">
            <text:p/>
          </draw:rect>
          <draw:rect draw:style-name="gr12" draw:text-style-name="P8" draw:layer="layout" svg:width="4.429cm" svg:height="0.762cm" svg:x="15.992cm" svg:y="8.74cm">
            <text:p text:style-name="P1"><text:span text:style-name="T7">Jump (m) </text:span><text:span text:style-name="T8">Walk / 4</text:span></text:p>
          </draw:rect>
          <draw:frame draw:style-name="gr13" draw:text-style-name="P5" draw:layer="layout" svg:width="1.322cm" svg:height="1.366cm" svg:x="10.779cm" svg:y="11.445cm">
            <draw:text-box>
              <text:p text:style-name="P10"><text:span text:style-name="T5">Hits</text:span></text:p>
            </draw:text-box>
          </draw:frame>
          <draw:frame draw:style-name="gr14" draw:text-style-name="P11" draw:layer="layout" svg:width="1.106cm" svg:height="1.366cm" svg:x="10.893cm" svg:y="10.665cm">
            <draw:text-box>
              <text:p text:style-name="P3"><text:span text:style-name="T5">SP</text:span></text:p>
            </draw:text-box>
          </draw:frame>
          <draw:rect draw:style-name="gr11" draw:text-style-name="P6" draw:layer="layout" svg:width="1.408cm" svg:height="0.825cm" svg:x="19.013cm" svg:y="11.342cm">
            <text:p/>
          </draw:rect>
          <draw:rect draw:style-name="gr11" draw:text-style-name="P6" draw:layer="layout" svg:width="1.409cm" svg:height="0.825cm" svg:x="11.967cm" svg:y="11.342cm">
            <text:p/>
          </draw:rect>
          <draw:rect draw:style-name="gr11" draw:text-style-name="P6" draw:layer="layout" svg:width="1.409cm" svg:height="0.825cm" svg:x="17.604cm" svg:y="11.342cm">
            <text:p/>
          </draw:rect>
          <draw:rect draw:style-name="gr11" draw:text-style-name="P6" draw:layer="layout" svg:width="1.41cm" svg:height="0.825cm" svg:x="16.194cm" svg:y="11.342cm">
            <text:p/>
          </draw:rect>
          <draw:rect draw:style-name="gr11" draw:text-style-name="P6" draw:layer="layout" svg:width="1.408cm" svg:height="0.825cm" svg:x="14.786cm" svg:y="11.342cm">
            <text:p/>
          </draw:rect>
          <draw:rect draw:style-name="gr11" draw:text-style-name="P6" draw:layer="layout" svg:width="1.41cm" svg:height="0.825cm" svg:x="13.376cm" svg:y="11.342cm">
            <text:p/>
          </draw:rect>
          <draw:rect draw:style-name="gr11" draw:text-style-name="P5" draw:layer="layout" svg:width="8.454cm" svg:height="0.825cm" svg:x="11.967cm" svg:y="10.517cm">
            <text:p/>
          </draw:rect>
          <draw:rect draw:style-name="gr11" draw:text-style-name="P6" draw:layer="layout" svg:width="1.408cm" svg:height="0.825cm" svg:x="19.013cm" svg:y="10.517cm">
            <text:p/>
          </draw:rect>
          <draw:rect draw:style-name="gr11" draw:text-style-name="P6" draw:layer="layout" svg:width="1.409cm" svg:height="0.825cm" svg:x="11.967cm" svg:y="10.517cm">
            <text:p/>
          </draw:rect>
          <draw:rect draw:style-name="gr11" draw:text-style-name="P6" draw:layer="layout" svg:width="1.409cm" svg:height="0.825cm" svg:x="17.604cm" svg:y="10.517cm">
            <text:p/>
          </draw:rect>
          <draw:rect draw:style-name="gr11" draw:text-style-name="P6" draw:layer="layout" svg:width="1.41cm" svg:height="0.825cm" svg:x="16.194cm" svg:y="10.517cm">
            <text:p/>
          </draw:rect>
          <draw:rect draw:style-name="gr11" draw:text-style-name="P6" draw:layer="layout" svg:width="1.408cm" svg:height="0.825cm" svg:x="14.786cm" svg:y="10.517cm">
            <text:p/>
          </draw:rect>
          <draw:rect draw:style-name="gr11" draw:text-style-name="P6" draw:layer="layout" svg:width="1.41cm" svg:height="0.825cm" svg:x="13.376cm" svg:y="10.517cm">
            <text:p/>
          </draw:rect>
          <draw:rect draw:style-name="gr15" draw:text-style-name="P12" draw:layer="layout" svg:width="1.408cm" svg:height="0.443cm" svg:x="19.013cm" svg:y="9.44cm">
            <text:p text:style-name="P1"><text:span text:style-name="T9">9 - 10</text:span></text:p>
          </draw:rect>
          <draw:rect draw:style-name="gr15" draw:text-style-name="P12" draw:layer="layout" svg:width="1.409cm" svg:height="0.443cm" svg:x="11.967cm" svg:y="9.44cm">
            <text:p text:style-name="P1"><text:span text:style-name="T9">1</text:span></text:p>
          </draw:rect>
          <draw:rect draw:style-name="gr15" draw:text-style-name="P12" draw:layer="layout" svg:width="1.409cm" svg:height="0.443cm" svg:x="17.604cm" svg:y="9.44cm">
            <text:p text:style-name="P1"><text:span text:style-name="T9">7 - 8</text:span></text:p>
          </draw:rect>
          <draw:rect draw:style-name="gr15" draw:text-style-name="P12" draw:layer="layout" svg:width="1.41cm" svg:height="0.443cm" svg:x="16.194cm" svg:y="9.44cm">
            <text:p text:style-name="P1"><text:span text:style-name="T9">6</text:span></text:p>
          </draw:rect>
          <draw:rect draw:style-name="gr15" draw:text-style-name="P12" draw:layer="layout" svg:width="1.408cm" svg:height="0.443cm" svg:x="14.786cm" svg:y="9.44cm">
            <text:p text:style-name="P1"><text:span text:style-name="T9">5</text:span></text:p>
          </draw:rect>
          <draw:rect draw:style-name="gr15" draw:text-style-name="P12" draw:layer="layout" svg:width="1.41cm" svg:height="0.443cm" svg:x="13.376cm" svg:y="9.44cm">
            <text:p text:style-name="P1"><text:span text:style-name="T9">2 - 4</text:span></text:p>
          </draw:rect>
          <draw:rect draw:style-name="gr16" draw:text-style-name="P12" draw:layer="layout" svg:width="1.408cm" svg:height="0.443cm" svg:x="19.013cm" svg:y="9.947cm">
            <text:p text:style-name="P1"><text:span text:style-name="T9">L.. Leg</text:span></text:p>
          </draw:rect>
          <draw:rect draw:style-name="gr16" draw:text-style-name="P12" draw:layer="layout" svg:width="1.409cm" svg:height="0.443cm" svg:x="11.967cm" svg:y="9.947cm">
            <text:p text:style-name="P1"><text:span text:style-name="T9">Head</text:span></text:p>
          </draw:rect>
          <draw:rect draw:style-name="gr16" draw:text-style-name="P12" draw:layer="layout" svg:width="1.409cm" svg:height="0.443cm" svg:x="17.604cm" svg:y="9.947cm">
            <text:p text:style-name="P1"><text:span text:style-name="T9">R. Leg</text:span></text:p>
          </draw:rect>
          <draw:rect draw:style-name="gr16" draw:text-style-name="P12" draw:layer="layout" svg:width="1.41cm" svg:height="0.443cm" svg:x="16.194cm" svg:y="9.947cm">
            <text:p text:style-name="P1"><text:span text:style-name="T9">L.. Arm</text:span></text:p>
          </draw:rect>
          <draw:rect draw:style-name="gr16" draw:text-style-name="P12" draw:layer="layout" svg:width="1.408cm" svg:height="0.443cm" svg:x="14.786cm" svg:y="9.947cm">
            <text:p text:style-name="P1"><text:span text:style-name="T9">R. Arm</text:span></text:p>
          </draw:rect>
          <draw:rect draw:style-name="gr16" draw:text-style-name="P12" draw:layer="layout" svg:width="1.41cm" svg:height="0.443cm" svg:x="13.376cm" svg:y="9.947cm">
            <text:p text:style-name="P1"><text:span text:style-name="T9">Torso</text:span></text:p>
          </draw:rect>
          <draw:rect draw:style-name="gr12" draw:text-style-name="P8" draw:layer="layout" svg:width="4.429cm" svg:height="0.761cm" svg:x="15.992cm" svg:y="7.219cm">
            <text:p text:style-name="P1"><text:span text:style-name="T7">Walk (m) </text:span><text:span text:style-name="T8">SPD – Enc.</text:span></text:p>
          </draw:rect>
          <draw:rect draw:style-name="gr10" draw:text-style-name="P4" draw:layer="layout" svg:width="1.09cm" svg:height="0.761cm" svg:x="19.331cm" svg:y="7.219cm">
            <text:p/>
          </draw:rect>
          <draw:rect draw:style-name="gr10" draw:text-style-name="P4" draw:layer="layout" svg:width="1.09cm" svg:height="0.762cm" svg:x="19.331cm" svg:y="8.74cm">
            <text:p/>
          </draw:rect>
        </draw:g>
        <draw:rect draw:style-name="gr17" draw:text-style-name="P13" draw:layer="layout" svg:width="6.096cm" svg:height="0.635cm" svg:x="1cm" svg:y="26.146cm">
          <text:p text:style-name="P1"><text:span text:style-name="T10">Cash/Income:</text:span></text:p>
        </draw:rect>
        <draw:rect draw:style-name="gr18" draw:text-style-name="P1" draw:layer="layout" svg:width="6.096cm" svg:height="10.541cm" svg:x="1cm" svg:y="15.351cm">
          <text:p/>
        </draw:rect>
        <draw:rect draw:style-name="gr19" draw:text-style-name="P13" draw:layer="layout" svg:width="6.096cm" svg:height="0.635cm" svg:x="1cm" svg:y="15.351cm">
          <text:p text:style-name="P1"><text:span text:style-name="T10">Equipment</text:span></text:p>
        </draw:rect>
        <draw:frame draw:style-name="gr20" draw:text-style-name="P14" draw:layer="layout" svg:width="1.023cm" svg:height="0.762cm" svg:x="5.819cm" svg:y="15.351cm">
          <draw:text-box>
            <text:p><text:span text:style-name="T10">Wt.</text:span></text:p>
          </draw:text-box>
        </draw:frame>
        <draw:rect draw:style-name="gr21" draw:text-style-name="P15" draw:layer="layout" svg:width="3.683cm" svg:height="0.635cm" svg:x="3.413cm" svg:y="26.146cm">
          <text:p/>
        </draw:rect>
        <draw:rect draw:style-name="gr17" draw:text-style-name="P13" draw:layer="layout" svg:width="13.24cm" svg:height="0.635cm" svg:x="7.35cm" svg:y="26.146cm">
          <text:p text:style-name="P1"><text:span text:style-name="T10">Notes:</text:span></text:p>
        </draw:rect>
        <draw:rect draw:style-name="gr21" draw:text-style-name="P15" draw:layer="layout" svg:width="11.843cm" svg:height="0.635cm" svg:x="8.747cm" svg:y="26.146cm">
          <text:p/>
        </draw:rect>
        <draw:rect draw:style-name="gr22" draw:text-style-name="P13" draw:layer="layout" svg:width="4.577cm" svg:height="0.521cm" svg:x="1cm" svg:y="15.986cm">
          <text:p/>
        </draw:rect>
        <draw:rect draw:style-name="gr23" draw:text-style-name="P13" draw:layer="layout" svg:width="1.519cm" svg:height="0.521cm" svg:x="5.577cm" svg:y="15.986cm">
          <text:p/>
        </draw:rect>
        <draw:rect draw:style-name="gr22" draw:text-style-name="P13" draw:layer="layout" svg:width="4.577cm" svg:height="0.522cm" svg:x="1cm" svg:y="16.507cm">
          <text:p/>
        </draw:rect>
        <draw:rect draw:style-name="gr23" draw:text-style-name="P13" draw:layer="layout" svg:width="1.519cm" svg:height="0.522cm" svg:x="5.577cm" svg:y="16.507cm">
          <text:p/>
        </draw:rect>
        <draw:rect draw:style-name="gr22" draw:text-style-name="P13" draw:layer="layout" svg:width="4.577cm" svg:height="0.521cm" svg:x="1cm" svg:y="17.029cm">
          <text:p/>
        </draw:rect>
        <draw:rect draw:style-name="gr23" draw:text-style-name="P13" draw:layer="layout" svg:width="1.519cm" svg:height="0.521cm" svg:x="5.577cm" svg:y="17.029cm">
          <text:p/>
        </draw:rect>
        <draw:rect draw:style-name="gr22" draw:text-style-name="P13" draw:layer="layout" svg:width="4.577cm" svg:height="0.521cm" svg:x="1cm" svg:y="17.55cm">
          <text:p/>
        </draw:rect>
        <draw:rect draw:style-name="gr23" draw:text-style-name="P13" draw:layer="layout" svg:width="1.519cm" svg:height="0.521cm" svg:x="5.577cm" svg:y="17.55cm">
          <text:p/>
        </draw:rect>
        <draw:rect draw:style-name="gr22" draw:text-style-name="P13" draw:layer="layout" svg:width="4.577cm" svg:height="0.522cm" svg:x="1cm" svg:y="18.071cm">
          <text:p/>
        </draw:rect>
        <draw:rect draw:style-name="gr23" draw:text-style-name="P13" draw:layer="layout" svg:width="1.519cm" svg:height="0.522cm" svg:x="5.577cm" svg:y="18.071cm">
          <text:p/>
        </draw:rect>
        <draw:rect draw:style-name="gr22" draw:text-style-name="P13" draw:layer="layout" svg:width="4.577cm" svg:height="0.522cm" svg:x="1cm" svg:y="18.071cm">
          <text:p/>
        </draw:rect>
        <draw:rect draw:style-name="gr23" draw:text-style-name="P13" draw:layer="layout" svg:width="1.519cm" svg:height="0.522cm" svg:x="5.577cm" svg:y="18.071cm">
          <text:p/>
        </draw:rect>
        <draw:rect draw:style-name="gr22" draw:text-style-name="P13" draw:layer="layout" svg:width="4.577cm" svg:height="0.521cm" svg:x="1cm" svg:y="18.593cm">
          <text:p/>
        </draw:rect>
        <draw:rect draw:style-name="gr23" draw:text-style-name="P13" draw:layer="layout" svg:width="1.519cm" svg:height="0.521cm" svg:x="5.577cm" svg:y="18.593cm">
          <text:p/>
        </draw:rect>
        <draw:rect draw:style-name="gr22" draw:text-style-name="P13" draw:layer="layout" svg:width="4.577cm" svg:height="0.522cm" svg:x="1cm" svg:y="19.114cm">
          <text:p/>
        </draw:rect>
        <draw:rect draw:style-name="gr23" draw:text-style-name="P13" draw:layer="layout" svg:width="1.519cm" svg:height="0.522cm" svg:x="5.577cm" svg:y="19.114cm">
          <text:p/>
        </draw:rect>
        <draw:rect draw:style-name="gr22" draw:text-style-name="P13" draw:layer="layout" svg:width="4.577cm" svg:height="0.521cm" svg:x="1cm" svg:y="19.636cm">
          <text:p/>
        </draw:rect>
        <draw:rect draw:style-name="gr23" draw:text-style-name="P13" draw:layer="layout" svg:width="1.519cm" svg:height="0.521cm" svg:x="5.577cm" svg:y="19.636cm">
          <text:p/>
        </draw:rect>
        <draw:rect draw:style-name="gr22" draw:text-style-name="P13" draw:layer="layout" svg:width="4.577cm" svg:height="0.521cm" svg:x="1cm" svg:y="20.157cm">
          <text:p/>
        </draw:rect>
        <draw:rect draw:style-name="gr23" draw:text-style-name="P13" draw:layer="layout" svg:width="1.519cm" svg:height="0.521cm" svg:x="5.577cm" svg:y="20.157cm">
          <text:p/>
        </draw:rect>
        <draw:rect draw:style-name="gr22" draw:text-style-name="P13" draw:layer="layout" svg:width="4.577cm" svg:height="0.522cm" svg:x="1cm" svg:y="20.678cm">
          <text:p/>
        </draw:rect>
        <draw:rect draw:style-name="gr23" draw:text-style-name="P13" draw:layer="layout" svg:width="1.519cm" svg:height="0.522cm" svg:x="5.577cm" svg:y="20.678cm">
          <text:p/>
        </draw:rect>
        <draw:rect draw:style-name="gr22" draw:text-style-name="P13" draw:layer="layout" svg:width="4.577cm" svg:height="0.522cm" svg:x="1cm" svg:y="20.678cm">
          <text:p/>
        </draw:rect>
        <draw:rect draw:style-name="gr23" draw:text-style-name="P13" draw:layer="layout" svg:width="1.519cm" svg:height="0.522cm" svg:x="5.577cm" svg:y="20.678cm">
          <text:p/>
        </draw:rect>
        <draw:rect draw:style-name="gr22" draw:text-style-name="P13" draw:layer="layout" svg:width="4.577cm" svg:height="0.521cm" svg:x="1cm" svg:y="21.2cm">
          <text:p/>
        </draw:rect>
        <draw:rect draw:style-name="gr23" draw:text-style-name="P13" draw:layer="layout" svg:width="1.519cm" svg:height="0.521cm" svg:x="5.577cm" svg:y="21.2cm">
          <text:p/>
        </draw:rect>
        <draw:rect draw:style-name="gr22" draw:text-style-name="P13" draw:layer="layout" svg:width="4.577cm" svg:height="0.521cm" svg:x="1cm" svg:y="21.721cm">
          <text:p/>
        </draw:rect>
        <draw:rect draw:style-name="gr23" draw:text-style-name="P13" draw:layer="layout" svg:width="1.519cm" svg:height="0.521cm" svg:x="5.577cm" svg:y="21.721cm">
          <text:p/>
        </draw:rect>
        <draw:rect draw:style-name="gr22" draw:text-style-name="P13" draw:layer="layout" svg:width="4.577cm" svg:height="0.522cm" svg:x="1cm" svg:y="22.242cm">
          <text:p/>
        </draw:rect>
        <draw:rect draw:style-name="gr23" draw:text-style-name="P13" draw:layer="layout" svg:width="1.519cm" svg:height="0.522cm" svg:x="5.577cm" svg:y="22.242cm">
          <text:p/>
        </draw:rect>
        <draw:rect draw:style-name="gr22" draw:text-style-name="P13" draw:layer="layout" svg:width="4.577cm" svg:height="0.521cm" svg:x="1cm" svg:y="22.764cm">
          <text:p/>
        </draw:rect>
        <draw:rect draw:style-name="gr23" draw:text-style-name="P13" draw:layer="layout" svg:width="1.519cm" svg:height="0.521cm" svg:x="5.577cm" svg:y="22.764cm">
          <text:p/>
        </draw:rect>
        <draw:rect draw:style-name="gr22" draw:text-style-name="P13" draw:layer="layout" svg:width="4.577cm" svg:height="0.522cm" svg:x="1cm" svg:y="23.285cm">
          <text:p/>
        </draw:rect>
        <draw:rect draw:style-name="gr23" draw:text-style-name="P13" draw:layer="layout" svg:width="1.519cm" svg:height="0.522cm" svg:x="5.577cm" svg:y="23.285cm">
          <text:p/>
        </draw:rect>
        <draw:rect draw:style-name="gr22" draw:text-style-name="P13" draw:layer="layout" svg:width="4.577cm" svg:height="0.521cm" svg:x="1cm" svg:y="23.807cm">
          <text:p/>
        </draw:rect>
        <draw:rect draw:style-name="gr23" draw:text-style-name="P13" draw:layer="layout" svg:width="1.519cm" svg:height="0.521cm" svg:x="5.577cm" svg:y="23.807cm">
          <text:p/>
        </draw:rect>
        <draw:rect draw:style-name="gr22" draw:text-style-name="P13" draw:layer="layout" svg:width="4.577cm" svg:height="0.521cm" svg:x="1cm" svg:y="24.328cm">
          <text:p/>
        </draw:rect>
        <draw:rect draw:style-name="gr23" draw:text-style-name="P13" draw:layer="layout" svg:width="1.519cm" svg:height="0.521cm" svg:x="5.577cm" svg:y="24.328cm">
          <text:p/>
        </draw:rect>
        <draw:rect draw:style-name="gr22" draw:text-style-name="P13" draw:layer="layout" svg:width="4.577cm" svg:height="0.522cm" svg:x="1cm" svg:y="24.849cm">
          <text:p/>
        </draw:rect>
        <draw:rect draw:style-name="gr23" draw:text-style-name="P13" draw:layer="layout" svg:width="1.519cm" svg:height="0.522cm" svg:x="5.577cm" svg:y="24.849cm">
          <text:p/>
        </draw:rect>
        <draw:rect draw:style-name="gr22" draw:text-style-name="P13" draw:layer="layout" svg:width="4.577cm" svg:height="0.521cm" svg:x="1cm" svg:y="25.371cm">
          <text:p/>
        </draw:rect>
        <draw:rect draw:style-name="gr23" draw:text-style-name="P13" draw:layer="layout" svg:width="1.519cm" svg:height="0.521cm" svg:x="5.577cm" svg:y="25.371cm">
          <text:p/>
        </draw:rect>
        <draw:g>
          <draw:rect draw:style-name="gr18" draw:text-style-name="P1" draw:layer="layout" svg:width="15.145cm" svg:height="2.667cm" svg:x="0.968cm" svg:y="12.557cm">
            <text:p/>
          </draw:rect>
          <draw:rect draw:style-name="gr24" draw:text-style-name="P13" draw:layer="layout" svg:width="3.889cm" svg:height="0.61cm" svg:x="0.968cm" svg:y="12.557cm">
            <text:p text:style-name="P1"><text:span text:style-name="T10">Weapon</text:span></text:p>
          </draw:rect>
          <draw:rect draw:style-name="gr25" draw:text-style-name="P13" draw:layer="layout" svg:width="1.29cm" svg:height="0.61cm" svg:x="4.857cm" svg:y="12.557cm">
            <text:p text:style-name="P1"><text:span text:style-name="T10">WA</text:span></text:p>
          </draw:rect>
          <draw:rect draw:style-name="gr25" draw:text-style-name="P13" draw:layer="layout" svg:width="2.3cm" svg:height="0.61cm" svg:x="6.147cm" svg:y="12.557cm">
            <text:p text:style-name="P1"><text:span text:style-name="T10">Range</text:span></text:p>
          </draw:rect>
          <draw:rect draw:style-name="gr25" draw:text-style-name="P13" draw:layer="layout" svg:width="1.805cm" svg:height="0.61cm" svg:x="8.447cm" svg:y="12.557cm">
            <text:p text:style-name="P1"><text:span text:style-name="T10">Dmg</text:span></text:p>
          </draw:rect>
          <draw:rect draw:style-name="gr25" draw:text-style-name="P16" draw:layer="layout" svg:width="1.658cm" svg:height="0.61cm" svg:x="10.252cm" svg:y="12.557cm">
            <text:p text:style-name="P1"><text:span text:style-name="T11">Shots</text:span></text:p>
          </draw:rect>
          <draw:rect draw:style-name="gr26" draw:text-style-name="P16" draw:layer="layout" svg:width="4.203cm" svg:height="0.61cm" svg:x="11.91cm" svg:y="12.557cm">
            <text:p text:style-name="P1"><text:span text:style-name="T11">Notes</text:span></text:p>
          </draw:rect>
          <draw:rect draw:style-name="gr27" draw:text-style-name="P13" draw:layer="layout" svg:width="3.889cm" svg:height="0.508cm" svg:x="0.968cm" svg:y="13.192cm">
            <text:p/>
          </draw:rect>
          <draw:rect draw:style-name="gr28" draw:text-style-name="P13" draw:layer="layout" svg:width="1.29cm" svg:height="0.508cm" svg:x="4.857cm" svg:y="13.192cm">
            <text:p/>
          </draw:rect>
          <draw:rect draw:style-name="gr28" draw:text-style-name="P13" draw:layer="layout" svg:width="2.3cm" svg:height="0.508cm" svg:x="6.147cm" svg:y="13.192cm">
            <text:p/>
          </draw:rect>
          <draw:rect draw:style-name="gr28" draw:text-style-name="P13" draw:layer="layout" svg:width="1.805cm" svg:height="0.508cm" svg:x="8.447cm" svg:y="13.192cm">
            <text:p/>
          </draw:rect>
          <draw:rect draw:style-name="gr28" draw:text-style-name="P16" draw:layer="layout" svg:width="1.658cm" svg:height="0.508cm" svg:x="10.252cm" svg:y="13.192cm">
            <text:p/>
          </draw:rect>
          <draw:rect draw:style-name="gr29" draw:text-style-name="P16" draw:layer="layout" svg:width="4.203cm" svg:height="0.508cm" svg:x="11.91cm" svg:y="13.192cm">
            <text:p/>
          </draw:rect>
          <draw:rect draw:style-name="gr27" draw:text-style-name="P13" draw:layer="layout" svg:width="3.889cm" svg:height="0.508cm" svg:x="0.968cm" svg:y="13.7cm">
            <text:p/>
          </draw:rect>
          <draw:rect draw:style-name="gr28" draw:text-style-name="P13" draw:layer="layout" svg:width="1.29cm" svg:height="0.508cm" svg:x="4.857cm" svg:y="13.7cm">
            <text:p/>
          </draw:rect>
          <draw:rect draw:style-name="gr28" draw:text-style-name="P13" draw:layer="layout" svg:width="2.3cm" svg:height="0.508cm" svg:x="6.147cm" svg:y="13.7cm">
            <text:p/>
          </draw:rect>
          <draw:rect draw:style-name="gr28" draw:text-style-name="P13" draw:layer="layout" svg:width="1.805cm" svg:height="0.508cm" svg:x="8.447cm" svg:y="13.7cm">
            <text:p/>
          </draw:rect>
          <draw:rect draw:style-name="gr28" draw:text-style-name="P16" draw:layer="layout" svg:width="1.658cm" svg:height="0.508cm" svg:x="10.252cm" svg:y="13.7cm">
            <text:p/>
          </draw:rect>
          <draw:rect draw:style-name="gr29" draw:text-style-name="P16" draw:layer="layout" svg:width="4.203cm" svg:height="0.508cm" svg:x="11.91cm" svg:y="13.7cm">
            <text:p/>
          </draw:rect>
          <draw:rect draw:style-name="gr27" draw:text-style-name="P13" draw:layer="layout" svg:width="3.889cm" svg:height="0.508cm" svg:x="0.968cm" svg:y="14.208cm">
            <text:p/>
          </draw:rect>
          <draw:rect draw:style-name="gr28" draw:text-style-name="P13" draw:layer="layout" svg:width="1.29cm" svg:height="0.508cm" svg:x="4.857cm" svg:y="14.208cm">
            <text:p/>
          </draw:rect>
          <draw:rect draw:style-name="gr28" draw:text-style-name="P13" draw:layer="layout" svg:width="2.3cm" svg:height="0.508cm" svg:x="6.147cm" svg:y="14.208cm">
            <text:p/>
          </draw:rect>
          <draw:rect draw:style-name="gr28" draw:text-style-name="P13" draw:layer="layout" svg:width="1.805cm" svg:height="0.508cm" svg:x="8.447cm" svg:y="14.208cm">
            <text:p/>
          </draw:rect>
          <draw:rect draw:style-name="gr28" draw:text-style-name="P16" draw:layer="layout" svg:width="1.658cm" svg:height="0.508cm" svg:x="10.252cm" svg:y="14.208cm">
            <text:p/>
          </draw:rect>
          <draw:rect draw:style-name="gr29" draw:text-style-name="P16" draw:layer="layout" svg:width="4.203cm" svg:height="0.508cm" svg:x="11.91cm" svg:y="14.208cm">
            <text:p/>
          </draw:rect>
          <draw:rect draw:style-name="gr27" draw:text-style-name="P13" draw:layer="layout" svg:width="3.889cm" svg:height="0.508cm" svg:x="0.968cm" svg:y="14.716cm">
            <text:p/>
          </draw:rect>
          <draw:rect draw:style-name="gr28" draw:text-style-name="P13" draw:layer="layout" svg:width="1.29cm" svg:height="0.508cm" svg:x="4.857cm" svg:y="14.716cm">
            <text:p/>
          </draw:rect>
          <draw:rect draw:style-name="gr28" draw:text-style-name="P13" draw:layer="layout" svg:width="2.3cm" svg:height="0.508cm" svg:x="6.147cm" svg:y="14.716cm">
            <text:p/>
          </draw:rect>
          <draw:rect draw:style-name="gr28" draw:text-style-name="P13" draw:layer="layout" svg:width="1.805cm" svg:height="0.508cm" svg:x="8.447cm" svg:y="14.716cm">
            <text:p/>
          </draw:rect>
          <draw:rect draw:style-name="gr28" draw:text-style-name="P16" draw:layer="layout" svg:width="1.658cm" svg:height="0.508cm" svg:x="10.252cm" svg:y="14.716cm">
            <text:p/>
          </draw:rect>
          <draw:rect draw:style-name="gr29" draw:text-style-name="P16" draw:layer="layout" svg:width="4.203cm" svg:height="0.508cm" svg:x="11.91cm" svg:y="14.716cm">
            <text:p/>
          </draw:rect>
        </draw:g>
        <draw:g>
          <draw:rect draw:style-name="gr18" draw:text-style-name="P1" draw:layer="layout" svg:width="6.477cm" svg:height="10.541cm" svg:x="7.35cm" svg:y="15.351cm">
            <text:p/>
          </draw:rect>
          <draw:rect draw:style-name="gr30" draw:text-style-name="P13" draw:layer="layout" svg:width="3.699cm" svg:height="0.488cm" svg:x="7.35cm" svg:y="15.371cm">
            <text:p text:style-name="P1"><text:span text:style-name="T10">Skill/Specialty/Rep.</text:span></text:p>
          </draw:rect>
          <draw:rect draw:style-name="gr31" draw:text-style-name="P13" draw:layer="layout" svg:width="1.488cm" svg:height="0.488cm" svg:x="11.049cm" svg:y="15.371cm">
            <text:p text:style-name="P1"><text:span text:style-name="T10">Value</text:span></text:p>
          </draw:rect>
          <draw:rect draw:style-name="gr31" draw:text-style-name="P13" draw:layer="layout" svg:width="1.29cm" svg:height="0.488cm" svg:x="12.537cm" svg:y="15.371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16.387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16.387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16.387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16.88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16.88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16.88cm">
            <text:p text:style-name="P1"><text:span text:style-name="T10">IP</text:span></text:p>
          </draw:rect>
          <draw:rect draw:style-name="gr32" draw:text-style-name="P13" draw:layer="layout" svg:width="3.699cm" svg:height="0.523cm" svg:x="7.35cm" svg:y="17.368cm">
            <text:p text:style-name="P1"><text:span text:style-name="T10">Skill/Specialty</text:span></text:p>
          </draw:rect>
          <draw:rect draw:style-name="gr33" draw:text-style-name="P13" draw:layer="layout" svg:width="1.488cm" svg:height="0.523cm" svg:x="11.049cm" svg:y="17.368cm">
            <text:p text:style-name="P1"><text:span text:style-name="T10">Value</text:span></text:p>
          </draw:rect>
          <draw:rect draw:style-name="gr33" draw:text-style-name="P13" draw:layer="layout" svg:width="1.29cm" svg:height="0.523cm" svg:x="12.537cm" svg:y="17.368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17.891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17.891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17.891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18.384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18.384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18.384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18.872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18.872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18.872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19.363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19.363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19.363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19.856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19.856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19.856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20.344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20.344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20.344cm">
            <text:p text:style-name="P1"><text:span text:style-name="T10">IP</text:span></text:p>
          </draw:rect>
          <draw:rect draw:style-name="gr32" draw:text-style-name="P13" draw:layer="layout" svg:width="3.699cm" svg:height="0.506cm" svg:x="7.35cm" svg:y="20.812cm">
            <text:p text:style-name="P1"><text:span text:style-name="T10">Skill/Specialty</text:span></text:p>
          </draw:rect>
          <draw:rect draw:style-name="gr33" draw:text-style-name="P13" draw:layer="layout" svg:width="1.488cm" svg:height="0.506cm" svg:x="11.049cm" svg:y="20.812cm">
            <text:p text:style-name="P1"><text:span text:style-name="T10">Value</text:span></text:p>
          </draw:rect>
          <draw:rect draw:style-name="gr33" draw:text-style-name="P13" draw:layer="layout" svg:width="1.29cm" svg:height="0.506cm" svg:x="12.537cm" svg:y="20.812cm">
            <text:p text:style-name="P1"><text:span text:style-name="T10">IP</text:span></text:p>
          </draw:rect>
          <draw:rect draw:style-name="gr32" draw:text-style-name="P13" draw:layer="layout" svg:width="3.699cm" svg:height="0.507cm" svg:x="7.35cm" svg:y="21.323cm">
            <text:p text:style-name="P1"><text:span text:style-name="T10">Skill/Specialty</text:span></text:p>
          </draw:rect>
          <draw:rect draw:style-name="gr33" draw:text-style-name="P13" draw:layer="layout" svg:width="1.488cm" svg:height="0.507cm" svg:x="11.049cm" svg:y="21.323cm">
            <text:p text:style-name="P1"><text:span text:style-name="T10">Value</text:span></text:p>
          </draw:rect>
          <draw:rect draw:style-name="gr33" draw:text-style-name="P13" draw:layer="layout" svg:width="1.29cm" svg:height="0.507cm" svg:x="12.537cm" svg:y="21.323cm">
            <text:p text:style-name="P1"><text:span text:style-name="T10">IP</text:span></text:p>
          </draw:rect>
          <draw:rect draw:style-name="gr32" draw:text-style-name="P13" draw:layer="layout" svg:width="3.699cm" svg:height="0.506cm" svg:x="7.35cm" svg:y="21.83cm">
            <text:p text:style-name="P1"><text:span text:style-name="T10">Skill/Specialty</text:span></text:p>
          </draw:rect>
          <draw:rect draw:style-name="gr33" draw:text-style-name="P13" draw:layer="layout" svg:width="1.488cm" svg:height="0.506cm" svg:x="11.049cm" svg:y="21.83cm">
            <text:p text:style-name="P1"><text:span text:style-name="T10">Value</text:span></text:p>
          </draw:rect>
          <draw:rect draw:style-name="gr33" draw:text-style-name="P13" draw:layer="layout" svg:width="1.29cm" svg:height="0.506cm" svg:x="12.537cm" svg:y="21.83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22.336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22.336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22.336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22.824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22.824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22.824cm">
            <text:p text:style-name="P1"><text:span text:style-name="T10">IP</text:span></text:p>
          </draw:rect>
          <draw:rect draw:style-name="gr32" draw:text-style-name="P13" draw:layer="layout" svg:width="3.699cm" svg:height="0.506cm" svg:x="7.35cm" svg:y="23.292cm">
            <text:p text:style-name="P1"><text:span text:style-name="T10">Skill/Specialty</text:span></text:p>
          </draw:rect>
          <draw:rect draw:style-name="gr33" draw:text-style-name="P13" draw:layer="layout" svg:width="1.488cm" svg:height="0.506cm" svg:x="11.049cm" svg:y="23.292cm">
            <text:p text:style-name="P1"><text:span text:style-name="T10">Value</text:span></text:p>
          </draw:rect>
          <draw:rect draw:style-name="gr33" draw:text-style-name="P13" draw:layer="layout" svg:width="1.29cm" svg:height="0.506cm" svg:x="12.537cm" svg:y="23.292cm">
            <text:p text:style-name="P1"><text:span text:style-name="T10">IP</text:span></text:p>
          </draw:rect>
          <draw:rect draw:style-name="gr32" draw:text-style-name="P13" draw:layer="layout" svg:width="3.699cm" svg:height="0.507cm" svg:x="7.35cm" svg:y="23.803cm">
            <text:p text:style-name="P1"><text:span text:style-name="T10">Skill/Specialty</text:span></text:p>
          </draw:rect>
          <draw:rect draw:style-name="gr33" draw:text-style-name="P13" draw:layer="layout" svg:width="1.488cm" svg:height="0.507cm" svg:x="11.049cm" svg:y="23.803cm">
            <text:p text:style-name="P1"><text:span text:style-name="T10">Value</text:span></text:p>
          </draw:rect>
          <draw:rect draw:style-name="gr33" draw:text-style-name="P13" draw:layer="layout" svg:width="1.29cm" svg:height="0.507cm" svg:x="12.537cm" svg:y="23.803cm">
            <text:p text:style-name="P1"><text:span text:style-name="T10">IP</text:span></text:p>
          </draw:rect>
          <draw:rect draw:style-name="gr32" draw:text-style-name="P13" draw:layer="layout" svg:width="3.699cm" svg:height="0.566cm" svg:x="7.35cm" svg:y="24.31cm">
            <text:p text:style-name="P1"><text:span text:style-name="T10">Skill/Specialty</text:span></text:p>
          </draw:rect>
          <draw:rect draw:style-name="gr33" draw:text-style-name="P13" draw:layer="layout" svg:width="1.488cm" svg:height="0.566cm" svg:x="11.049cm" svg:y="24.31cm">
            <text:p text:style-name="P1"><text:span text:style-name="T10">Value</text:span></text:p>
          </draw:rect>
          <draw:rect draw:style-name="gr33" draw:text-style-name="P13" draw:layer="layout" svg:width="1.29cm" svg:height="0.566cm" svg:x="12.537cm" svg:y="24.31cm">
            <text:p text:style-name="P1"><text:span text:style-name="T10">IP</text:span></text:p>
          </draw:rect>
          <draw:rect draw:style-name="gr32" draw:text-style-name="P13" draw:layer="layout" svg:width="3.699cm" svg:height="0.507cm" svg:x="7.35cm" svg:y="24.876cm">
            <text:p text:style-name="P1"><text:span text:style-name="T10">Skill/Specialty</text:span></text:p>
          </draw:rect>
          <draw:rect draw:style-name="gr33" draw:text-style-name="P13" draw:layer="layout" svg:width="1.488cm" svg:height="0.507cm" svg:x="11.049cm" svg:y="24.876cm">
            <text:p text:style-name="P1"><text:span text:style-name="T10">Value</text:span></text:p>
          </draw:rect>
          <draw:rect draw:style-name="gr33" draw:text-style-name="P13" draw:layer="layout" svg:width="1.29cm" svg:height="0.507cm" svg:x="12.537cm" svg:y="24.876cm">
            <text:p text:style-name="P1"><text:span text:style-name="T10">IP</text:span></text:p>
          </draw:rect>
          <draw:rect draw:style-name="gr32" draw:text-style-name="P13" draw:layer="layout" svg:width="3.699cm" svg:height="0.506cm" svg:x="7.35cm" svg:y="25.383cm">
            <text:p text:style-name="P1"><text:span text:style-name="T10">Skill/Specialty</text:span></text:p>
          </draw:rect>
          <draw:rect draw:style-name="gr33" draw:text-style-name="P13" draw:layer="layout" svg:width="1.488cm" svg:height="0.506cm" svg:x="11.049cm" svg:y="25.383cm">
            <text:p text:style-name="P1"><text:span text:style-name="T10">Value</text:span></text:p>
          </draw:rect>
          <draw:rect draw:style-name="gr33" draw:text-style-name="P13" draw:layer="layout" svg:width="1.29cm" svg:height="0.506cm" svg:x="12.537cm" svg:y="25.383cm">
            <text:p text:style-name="P1"><text:span text:style-name="T10">IP</text:span></text:p>
          </draw:rect>
          <draw:rect draw:style-name="gr32" draw:text-style-name="P13" draw:layer="layout" svg:width="3.699cm" svg:height="0.488cm" svg:x="7.35cm" svg:y="15.879cm">
            <text:p text:style-name="P1"><text:span text:style-name="T10">Skill/Specialty</text:span></text:p>
          </draw:rect>
          <draw:rect draw:style-name="gr33" draw:text-style-name="P13" draw:layer="layout" svg:width="1.488cm" svg:height="0.488cm" svg:x="11.049cm" svg:y="15.879cm">
            <text:p text:style-name="P1"><text:span text:style-name="T10">Value</text:span></text:p>
          </draw:rect>
          <draw:rect draw:style-name="gr33" draw:text-style-name="P13" draw:layer="layout" svg:width="1.29cm" svg:height="0.488cm" svg:x="12.537cm" svg:y="15.879cm">
            <text:p text:style-name="P1"><text:span text:style-name="T10">IP</text:span></text:p>
          </draw:rect>
        </draw:g>
        <draw:g>
          <draw:rect draw:style-name="gr18" draw:text-style-name="P1" draw:layer="layout" svg:width="6.477cm" svg:height="10.541cm" svg:x="14.081cm" svg:y="15.351cm">
            <text:p/>
          </draw:rect>
          <draw:rect draw:style-name="gr30" draw:text-style-name="P13" draw:layer="layout" svg:width="3.699cm" svg:height="0.488cm" svg:x="14.081cm" svg:y="15.371cm">
            <text:p text:style-name="P1"><text:span text:style-name="T10">Skill/Specialty/Rep.</text:span></text:p>
          </draw:rect>
          <draw:rect draw:style-name="gr31" draw:text-style-name="P13" draw:layer="layout" svg:width="1.488cm" svg:height="0.488cm" svg:x="17.78cm" svg:y="15.371cm">
            <text:p text:style-name="P1"><text:span text:style-name="T10">Value</text:span></text:p>
          </draw:rect>
          <draw:rect draw:style-name="gr31" draw:text-style-name="P13" draw:layer="layout" svg:width="1.29cm" svg:height="0.488cm" svg:x="19.268cm" svg:y="15.371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16.387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16.387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16.387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16.88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16.88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16.88cm">
            <text:p text:style-name="P1"><text:span text:style-name="T10">IP</text:span></text:p>
          </draw:rect>
          <draw:rect draw:style-name="gr32" draw:text-style-name="P13" draw:layer="layout" svg:width="3.699cm" svg:height="0.523cm" svg:x="14.081cm" svg:y="17.368cm">
            <text:p text:style-name="P1"><text:span text:style-name="T10">Skill/Specialty</text:span></text:p>
          </draw:rect>
          <draw:rect draw:style-name="gr33" draw:text-style-name="P13" draw:layer="layout" svg:width="1.488cm" svg:height="0.523cm" svg:x="17.78cm" svg:y="17.368cm">
            <text:p text:style-name="P1"><text:span text:style-name="T10">Value</text:span></text:p>
          </draw:rect>
          <draw:rect draw:style-name="gr33" draw:text-style-name="P13" draw:layer="layout" svg:width="1.29cm" svg:height="0.523cm" svg:x="19.268cm" svg:y="17.368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17.891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17.891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17.891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18.384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18.384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18.384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18.872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18.872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18.872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19.363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19.363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19.363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19.856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19.856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19.856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20.344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20.344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20.344cm">
            <text:p text:style-name="P1"><text:span text:style-name="T10">IP</text:span></text:p>
          </draw:rect>
          <draw:rect draw:style-name="gr32" draw:text-style-name="P13" draw:layer="layout" svg:width="3.699cm" svg:height="0.506cm" svg:x="14.081cm" svg:y="20.812cm">
            <text:p text:style-name="P1"><text:span text:style-name="T10">Skill/Specialty</text:span></text:p>
          </draw:rect>
          <draw:rect draw:style-name="gr33" draw:text-style-name="P13" draw:layer="layout" svg:width="1.488cm" svg:height="0.506cm" svg:x="17.78cm" svg:y="20.812cm">
            <text:p text:style-name="P1"><text:span text:style-name="T10">Value</text:span></text:p>
          </draw:rect>
          <draw:rect draw:style-name="gr33" draw:text-style-name="P13" draw:layer="layout" svg:width="1.29cm" svg:height="0.506cm" svg:x="19.268cm" svg:y="20.812cm">
            <text:p text:style-name="P1"><text:span text:style-name="T10">IP</text:span></text:p>
          </draw:rect>
          <draw:rect draw:style-name="gr32" draw:text-style-name="P13" draw:layer="layout" svg:width="3.699cm" svg:height="0.507cm" svg:x="14.081cm" svg:y="21.323cm">
            <text:p text:style-name="P1"><text:span text:style-name="T10">Skill/Specialty</text:span></text:p>
          </draw:rect>
          <draw:rect draw:style-name="gr33" draw:text-style-name="P13" draw:layer="layout" svg:width="1.488cm" svg:height="0.507cm" svg:x="17.78cm" svg:y="21.323cm">
            <text:p text:style-name="P1"><text:span text:style-name="T10">Value</text:span></text:p>
          </draw:rect>
          <draw:rect draw:style-name="gr33" draw:text-style-name="P13" draw:layer="layout" svg:width="1.29cm" svg:height="0.507cm" svg:x="19.268cm" svg:y="21.323cm">
            <text:p text:style-name="P1"><text:span text:style-name="T10">IP</text:span></text:p>
          </draw:rect>
          <draw:rect draw:style-name="gr32" draw:text-style-name="P13" draw:layer="layout" svg:width="3.699cm" svg:height="0.506cm" svg:x="14.081cm" svg:y="21.83cm">
            <text:p text:style-name="P1"><text:span text:style-name="T10">Skill/Specialty</text:span></text:p>
          </draw:rect>
          <draw:rect draw:style-name="gr33" draw:text-style-name="P13" draw:layer="layout" svg:width="1.488cm" svg:height="0.506cm" svg:x="17.78cm" svg:y="21.83cm">
            <text:p text:style-name="P1"><text:span text:style-name="T10">Value</text:span></text:p>
          </draw:rect>
          <draw:rect draw:style-name="gr33" draw:text-style-name="P13" draw:layer="layout" svg:width="1.29cm" svg:height="0.506cm" svg:x="19.268cm" svg:y="21.83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22.336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22.336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22.336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22.824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22.824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22.824cm">
            <text:p text:style-name="P1"><text:span text:style-name="T10">IP</text:span></text:p>
          </draw:rect>
          <draw:rect draw:style-name="gr32" draw:text-style-name="P13" draw:layer="layout" svg:width="3.699cm" svg:height="0.506cm" svg:x="14.081cm" svg:y="23.292cm">
            <text:p text:style-name="P1"><text:span text:style-name="T10">Skill/Specialty</text:span></text:p>
          </draw:rect>
          <draw:rect draw:style-name="gr33" draw:text-style-name="P13" draw:layer="layout" svg:width="1.488cm" svg:height="0.506cm" svg:x="17.78cm" svg:y="23.292cm">
            <text:p text:style-name="P1"><text:span text:style-name="T10">Value</text:span></text:p>
          </draw:rect>
          <draw:rect draw:style-name="gr33" draw:text-style-name="P13" draw:layer="layout" svg:width="1.29cm" svg:height="0.506cm" svg:x="19.268cm" svg:y="23.292cm">
            <text:p text:style-name="P1"><text:span text:style-name="T10">IP</text:span></text:p>
          </draw:rect>
          <draw:rect draw:style-name="gr32" draw:text-style-name="P13" draw:layer="layout" svg:width="3.699cm" svg:height="0.507cm" svg:x="14.081cm" svg:y="23.803cm">
            <text:p text:style-name="P1"><text:span text:style-name="T10">Skill/Specialty</text:span></text:p>
          </draw:rect>
          <draw:rect draw:style-name="gr33" draw:text-style-name="P13" draw:layer="layout" svg:width="1.488cm" svg:height="0.507cm" svg:x="17.78cm" svg:y="23.803cm">
            <text:p text:style-name="P1"><text:span text:style-name="T10">Value</text:span></text:p>
          </draw:rect>
          <draw:rect draw:style-name="gr33" draw:text-style-name="P13" draw:layer="layout" svg:width="1.29cm" svg:height="0.507cm" svg:x="19.268cm" svg:y="23.803cm">
            <text:p text:style-name="P1"><text:span text:style-name="T10">IP</text:span></text:p>
          </draw:rect>
          <draw:rect draw:style-name="gr32" draw:text-style-name="P13" draw:layer="layout" svg:width="3.699cm" svg:height="0.566cm" svg:x="14.081cm" svg:y="24.31cm">
            <text:p text:style-name="P1"><text:span text:style-name="T10">Skill/Specialty</text:span></text:p>
          </draw:rect>
          <draw:rect draw:style-name="gr33" draw:text-style-name="P13" draw:layer="layout" svg:width="1.488cm" svg:height="0.566cm" svg:x="17.78cm" svg:y="24.31cm">
            <text:p text:style-name="P1"><text:span text:style-name="T10">Value</text:span></text:p>
          </draw:rect>
          <draw:rect draw:style-name="gr33" draw:text-style-name="P13" draw:layer="layout" svg:width="1.29cm" svg:height="0.566cm" svg:x="19.268cm" svg:y="24.31cm">
            <text:p text:style-name="P1"><text:span text:style-name="T10">IP</text:span></text:p>
          </draw:rect>
          <draw:rect draw:style-name="gr32" draw:text-style-name="P13" draw:layer="layout" svg:width="3.699cm" svg:height="0.507cm" svg:x="14.081cm" svg:y="24.876cm">
            <text:p text:style-name="P1"><text:span text:style-name="T10">Skill/Specialty</text:span></text:p>
          </draw:rect>
          <draw:rect draw:style-name="gr33" draw:text-style-name="P13" draw:layer="layout" svg:width="1.488cm" svg:height="0.507cm" svg:x="17.78cm" svg:y="24.876cm">
            <text:p text:style-name="P1"><text:span text:style-name="T10">Value</text:span></text:p>
          </draw:rect>
          <draw:rect draw:style-name="gr33" draw:text-style-name="P13" draw:layer="layout" svg:width="1.29cm" svg:height="0.507cm" svg:x="19.268cm" svg:y="24.876cm">
            <text:p text:style-name="P1"><text:span text:style-name="T10">IP</text:span></text:p>
          </draw:rect>
          <draw:rect draw:style-name="gr32" draw:text-style-name="P13" draw:layer="layout" svg:width="3.699cm" svg:height="0.506cm" svg:x="14.081cm" svg:y="25.383cm">
            <text:p text:style-name="P1"><text:span text:style-name="T10">Skill/Specialty</text:span></text:p>
          </draw:rect>
          <draw:rect draw:style-name="gr33" draw:text-style-name="P13" draw:layer="layout" svg:width="1.488cm" svg:height="0.506cm" svg:x="17.78cm" svg:y="25.383cm">
            <text:p text:style-name="P1"><text:span text:style-name="T10">Value</text:span></text:p>
          </draw:rect>
          <draw:rect draw:style-name="gr33" draw:text-style-name="P13" draw:layer="layout" svg:width="1.29cm" svg:height="0.506cm" svg:x="19.268cm" svg:y="25.383cm">
            <text:p text:style-name="P1"><text:span text:style-name="T10">IP</text:span></text:p>
          </draw:rect>
          <draw:rect draw:style-name="gr32" draw:text-style-name="P13" draw:layer="layout" svg:width="3.699cm" svg:height="0.488cm" svg:x="14.081cm" svg:y="15.879cm">
            <text:p text:style-name="P1"><text:span text:style-name="T10">Skill/Specialty</text:span></text:p>
          </draw:rect>
          <draw:rect draw:style-name="gr33" draw:text-style-name="P13" draw:layer="layout" svg:width="1.488cm" svg:height="0.488cm" svg:x="17.78cm" svg:y="15.879cm">
            <text:p text:style-name="P1"><text:span text:style-name="T10">Value</text:span></text:p>
          </draw:rect>
          <draw:rect draw:style-name="gr33" draw:text-style-name="P13" draw:layer="layout" svg:width="1.29cm" svg:height="0.488cm" svg:x="19.268cm" svg:y="15.879cm">
            <text:p text:style-name="P1"><text:span text:style-name="T10">IP</text:span></text:p>
          </draw:rect>
        </draw:g>
        <draw:rect draw:style-name="gr34" draw:text-style-name="P1" draw:layer="layout" svg:width="4.191cm" svg:height="2.667cm" svg:x="16.24cm" svg:y="12.557cm">
          <text:p/>
        </draw:rect>
        <draw:frame draw:style-name="gr3" draw:text-style-name="P2" draw:layer="layout" svg:width="4.112cm" svg:height="0.923cm" svg:x="-7.586cm" svg:y="19.635cm">
          <draw:text-box>
            <text:p><text:span text:style-name="T1">Character Profile</text:span></text:p>
          </draw:text-box>
        </draw:frame>
        <draw:rect draw:style-name="gr35" draw:text-style-name="P13" draw:layer="layout" svg:width="4.191cm" svg:height="0.635cm" svg:x="16.24cm" svg:y="12.557cm">
          <text:p text:style-name="P1"><text:span text:style-name="T10">Defend/Evade</text:span></text:p>
        </draw:rect>
        <draw:rect draw:style-name="gr36" draw:text-style-name="P17" draw:layer="layout" svg:width="2.158cm" svg:height="2.033cm" svg:x="16.241cm" svg:y="13.192cm">
          <text:p text:style-name="P1"><text:span text:style-name="T12">REF + </text:span></text:p>
          <text:p text:style-name="P1"><text:span text:style-name="T12">Dodge/Escape</text:span></text:p>
          <text:p text:style-name="P1"><text:span text:style-name="T12">+ 3</text:span></text:p>
        </draw:rect>
        <draw:rect draw:style-name="gr33" draw:text-style-name="P18" draw:layer="layout" svg:width="2.159cm" svg:height="0.635cm" svg:x="16.24cm" svg:y="13.192cm">
          <text:p text:style-name="P1"><text:span text:style-name="T13">Passive</text:span></text:p>
        </draw:rect>
        <draw:rect draw:style-name="gr33" draw:text-style-name="P18" draw:layer="layout" svg:width="2.032cm" svg:height="0.635cm" svg:x="18.399cm" svg:y="13.192cm">
          <text:p text:style-name="P1"><text:span text:style-name="T13">Evade Rol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round" svg:stroke-linecap="butt" draw:fill="solid" draw:fill-color="#cfe7f5" draw:fill-image-width="0cm" draw:fill-image-height="0cm" draw:textarea-horizontal-align="left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8T11:28:27.13</meta:creation-date>
    <dc:date>2017-05-14T20:21:29.04</dc:date>
    <meta:editing-duration>PT3H16M54S</meta:editing-duration>
    <meta:editing-cycles>13</meta:editing-cycles>
    <meta:generator>OpenOffice/4.1.2$Win32 OpenOffice.org_project/412m3$Build-9782</meta:generator>
    <meta:print-date>2017-04-08T23:55:39.66</meta:print-date>
    <meta:document-statistic meta:object-count="293"/>
  </office:meta>
</office:document-meta>
</file>